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6.962cm"/>
    </style:style>
    <style:style style:name="Tabla1.B" style:family="table-column">
      <style:table-column-properties style:column-width="2.404cm"/>
    </style:style>
    <style:style style:name="Tabla1.C" style:family="table-column">
      <style:table-column-properties style:column-width="3.016cm"/>
    </style:style>
    <style:style style:name="Tabla1.D" style:family="table-column">
      <style:table-column-properties style:column-width="2.549cm"/>
    </style:style>
    <style:style style:name="Tabla1.E" style:family="table-column">
      <style:table-column-properties style:column-width="2.663cm"/>
    </style:style>
    <style:style style:name="Tabla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fo:background-color="#cccccc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none" fo:border-top="none" fo:border-bottom="0.05pt solid #000000"/>
    </style:style>
    <style:style style:name="Tabla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text-properties officeooo:rsid="000a24ee" officeooo:paragraph-rsid="000a24e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  <style:text-properties style:text-underline-style="none"/>
    </style:style>
    <style:style style:name="P7" style:family="paragraph" style:parent-style-name="Standard" style:master-page-name="">
      <style:paragraph-properties style:page-number="auto" fo:break-before="auto" fo:break-after="auto"/>
    </style:style>
    <style:style style:name="P8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a24ee" officeooo:paragraph-rsid="000a24e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1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/>
    </style:style>
    <style:style style:name="P12" style:family="paragraph" style:parent-style-name="Standard">
      <style:paragraph-properties fo:margin-left="11.28cm" fo:margin-right="0cm" fo:text-indent="0cm" style:auto-text-indent="false"/>
    </style:style>
    <style:style style:name="P13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14" style:family="paragraph" style:parent-style-name="Heading_20_2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d9aa9"/>
    </style:style>
    <style:style style:name="T3" style:family="text">
      <style:text-properties style:text-underline-style="solid" style:text-underline-width="auto" style:text-underline-color="font-color" officeooo:rsid="0013d98f"/>
    </style:style>
    <style:style style:name="T4" style:family="text">
      <style:text-properties officeooo:rsid="000a24e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sale in datos"&gt;</text:placeholder></text:p>
      <text:p text:style-name="P13"><text:placeholder text:placeholder-type="text">&lt;setLang(sale['sale'].party.lang and sale['sale'].party.lang.code or 'en_US')&gt;</text:placeholder><text:placeholder text:placeholder-type="text">&lt;sale['sale'].setLang(sale['sale'].party.lang and sale['sale'].party.lang.code or 'en_US')&gt;</text:placeholder><text:placeholder text:placeholder-type="text">&lt;sale['sale'].party.full_name&gt;</text:placeholder></text:p>
      <text:p text:style-name="P12"><text:placeholder text:placeholder-type="text">&lt;if test="sale['sale'].invoice_address"&gt;</text:placeholder></text:p>
      <text:p text:style-name="P12"><text:placeholder text:placeholder-type="text">&lt;for each="line in sale['sale'].invoice_address.full_address.split('\n')"&gt;</text:placeholder></text:p>
      <text:p text:style-name="P12"><text:placeholder text:placeholder-type="text">&lt;line&gt;</text:placeholder></text:p>
      <text:p text:style-name="P12"><text:placeholder text:placeholder-type="text">&lt;/for&gt;</text:placeholder></text:p>
      <text:p text:style-name="P12"><text:placeholder text:placeholder-type="text">&lt;/if&gt;</text:placeholder></text:p>
      <text:p text:style-name="P12"><text:placeholder text:placeholder-type="text">&lt;if test="sale['sale'].party.vat_code"&gt;</text:placeholder></text:p>
      <text:p text:style-name="P12">VAT: <text:placeholder text:placeholder-type="text">&lt;sale['sale'].party.vat_code&gt;</text:placeholder></text:p>
      <text:p text:style-name="P12"><text:placeholder text:placeholder-type="text">&lt;/if&gt;</text:placeholder></text:p>
      <text:p text:style-name="P5"><text:placeholder text:placeholder-type="text">&lt;choose test=""&gt;</text:placeholder></text:p>
      <text:p text:style-name="P6"><text:placeholder text:placeholder-type="text">&lt;when test="sale['sale'].state == 'draft'"&gt;</text:placeholder></text:p>
      <text:p text:style-name="P9">Borrador</text:p>
      <text:p text:style-name="P6"><text:placeholder text:placeholder-type="text">&lt;/when&gt;</text:placeholder></text:p>
      <text:p text:style-name="P6"><text:placeholder text:placeholder-type="text">&lt;when test="sale['sale'].state == 'quotation'"&gt;</text:placeholder></text:p>
      <text:p text:style-name="P8"><text:span text:style-name="T4">Presupuestado</text:span> N°: <text:placeholder text:placeholder-type="text">&lt;sale['sale'].reference&gt;</text:placeholder></text:p>
      <text:p text:style-name="P6"><text:placeholder text:placeholder-type="text">&lt;/when&gt;</text:placeholder></text:p>
      <text:p text:style-name="P6"><text:placeholder text:placeholder-type="text">&lt;otherwise test=""&gt;</text:placeholder></text:p>
      <text:p text:style-name="P8"><text:span text:style-name="T4">Orden De Venta</text:span> N°: <text:placeholder text:placeholder-type="text">&lt;sale['sale'].reference&gt;</text:placeholder></text:p>
      <text:p text:style-name="P6"><text:placeholder text:placeholder-type="text">&lt;/otherwise&gt;</text:placeholder></text:p>
      <text:p text:style-name="P6"><text:placeholder text:placeholder-type="text">&lt;/when&gt;</text:placeholder></text:p>
      <text:p text:style-name="Text_20_body"><text:span text:style-name="T1">Descrip</text:span><text:span text:style-name="T2">c</text:span><text:span text:style-name="T1">i</text:span><text:span text:style-name="T3">ó</text:span><text:span text:style-name="T1">n</text:span>: <text:placeholder text:placeholder-type="text">&lt;sale['sale'].description or ''&gt;</text:placeholder></text:p>
      <text:p text:style-name="Text_20_body"><text:span text:style-name="T2">Fecha</text:span><text:span text:style-name="T1">:</text:span> <text:placeholder text:placeholder-type="text">&lt;formatLang(sale['sale'].sale_date, user.language, date=True) if sale['sale'].sale_date else ''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header-rows>
          <table:table-row>
            <table:table-cell table:style-name="Tabla1.A1" office:value-type="string">
              <text:p text:style-name="Table_20_Heading">Descri<text:span text:style-name="T4">pc</text:span>i<text:span text:style-name="T4">ó</text:span>n</text:p>
            </table:table-cell>
            <table:table-cell table:style-name="Tabla1.A1" office:value-type="string">
              <text:p text:style-name="P2">Cantidad</text:p>
            </table:table-cell>
            <table:table-cell table:style-name="Tabla1.A1" office:value-type="string">
              <text:p text:style-name="P2">Precio Unitario</text:p>
            </table:table-cell>
            <table:table-cell table:style-name="Tabla1.A1" office:value-type="string">
              <text:p text:style-name="P2">Impuesto</text:p>
            </table:table-cell>
            <table:table-cell table:style-name="Tabla1.E1" office:value-type="string">
              <text:p text:style-name="P2">Monto</text:p>
            </table:table-cell>
          </table:table-row>
        </table:table-header-rows>
        <table:table-row>
          <table:table-cell table:style-name="Tabla1.A17" table:number-columns-spanned="5" office:value-type="string">
            <text:p text:style-name="Table_20_Contents"><text:placeholder text:placeholder-type="text">&lt;for each="line in sale['lineas']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5" office:value-type="string">
            <text:p text:style-name="P10"><text:placeholder text:placeholder-type="text">&lt;for each="l in line['line'].description.split('\n')"&gt;</text:placeholder></text:p>
            <text:p text:style-name="P10"><text:placeholder text:placeholder-type="text">&lt;l&gt;</text:placeholder></text:p>
            <text:p text:style-name="P10"><text:placeholder text:placeholder-type="text">&lt;/for&gt;</text:placeholder></text:p>
          </table:table-cell>
          <table:table-cell table:style-name="Tabla1.B5" office:value-type="string">
            <text:p text:style-name="P3"><text:placeholder text:placeholder-type="text">&lt;formatLang(line['repet'], sale['sale'].party.lang, digits=line['line'].unit_digits)&gt;</text:placeholder><text:soft-page-break/></text:p>
          </table:table-cell>
          <table:table-cell table:style-name="Tabla1.C5" office:value-type="string">
            <text:p text:style-name="P3"><text:placeholder text:placeholder-type="text">&lt;formatLang(line['line'].amount, sale['sale'].party.lang, currency=sale['sale'].currency)&gt;</text:placeholder><text:soft-page-break/></text:p>
          </table:table-cell>
          <table:table-cell table:style-name="Tabla1.D5" office:value-type="string">
            <text:p text:style-name="P4"><text:placeholder text:placeholder-type="text">&lt;for each="tax in line['line'].taxes"&gt;</text:placeholder></text:p>
            <text:p text:style-name="P4"><text:soft-page-break/><text:placeholder text:placeholder-type="text">&lt;tax.description&gt;</text:placeholder></text:p>
            <text:p text:style-name="P4"><text:placeholder text:placeholder-type="text">&lt;/for&gt;</text:placeholder></text:p>
          </table:table-cell>
          <table:table-cell table:style-name="Tabla1.E8" office:value-type="string">
            <text:p text:style-name="P3"><text:placeholder text:placeholder-type="text">&lt;formatLang(line['importe'], sale['sale'].party.lang, currency=sale['sale'].currency)&gt;</text:placeholder><text:soft-page-break/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['line']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8" table:number-columns-spanned="4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a1.E8" office:value-type="string">
            <text:p text:style-name="P3"><text:placeholder text:placeholder-type="text">&lt;formatLang(line['line'].amount, sale['sale'].party.lang, currency=sale['sale'].currency)&gt;</text:placeholder></text:p>
          </table:table-cell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5" office:value-type="string">
            <text:p text:style-name="Heading_20_2"><text:placeholder text:placeholder-type="text">&lt;for each="line in line['line']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P10"><text:placeholder text:placeholder-type="text">&lt;for each="line in line['line'].description.split('\n')"&gt;</text:placeholder></text:p>
            <text:p text:style-name="P10"><text:placeholder text:placeholder-type="text">&lt;line&gt;</text:placeholder></text:p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">Total (excl. <text:span text:style-name="T4">impuestos</text:span>):</text:p>
                </table:table-cell>
                <table:table-cell table:style-name="Table4.B1" office:value-type="string">
                  <text:p text:style-name="P3"><text:placeholder text:placeholder-type="text">&lt;formatLang(sale['sale'].untaxed_amount, sale['sale'].party.lang, currency=sale['sale']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"><text:span text:style-name="T4">Impuestos</text:span>:</text:p>
                </table:table-cell>
                <table:table-cell table:style-name="Table4.B3" office:value-type="string">
                  <text:p text:style-name="P3"><text:placeholder text:placeholder-type="text">&lt;formatLang(sale['sale'].tax_amount, sale['sale'].party.lang, currency=sale['sale']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">Total:</text:p>
                </table:table-cell>
                <table:table-cell table:style-name="Table4.B3" office:value-type="string">
                  <text:p text:style-name="P3"><text:placeholder text:placeholder-type="text">&lt;formatLang(sale['sale'].total_amount, sale['sale'].party.lang, currency=sale['sale']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['sale']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61" meta:character-count="2213" meta:non-whitespace-character-count="2121"/>
    <meta:user-defined meta:name="Info 1"/>
    <meta:user-defined meta:name="Info 2"/>
    <meta:user-defined meta:name="Info 3"/>
    <meta:user-defined meta:name="Info 4"/>
  </office:meta>
</office:document-meta>
</file>